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3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2" table:default-cell-style-name="ce4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1" table:default-cell-style-name="ce6"/>
        <table:table-row table:style-name="ro2">
          <table:table-cell table:style-name="ce1" office:value-type="string">
            <text:p>Armor stats</text:p>
          </table:table-cell>
          <table:table-cell table:style-name="Default" office:value-type="string">
            <text:p>vs Normal</text:p>
          </table:table-cell>
          <table:table-cell table:style-name="Default" office:value-type="string">
            <text:p>vs Huge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>
            <text:p>Light Armo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1">
            <text:p>1,1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>
            <text:p>Heavy Armor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1">
            <text:p>1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>
            <text:p>Shivan Fighter Armor</text:p>
          </table:table-cell>
          <table:table-cell table:style-name="ce3" office:value-type="float" office:value="0.85">
            <text:p>0,85</text:p>
          </table:table-cell>
          <table:table-cell table:style-name="ce3" office:value-type="float" office:value="0.7">
            <text:p>0,7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>
            <text:p>Shivan Bomber Armor</text:p>
          </table:table-cell>
          <table:table-cell table:style-name="ce3" office:value-type="float" office:value="0.7">
            <text:p>0,7</text:p>
          </table:table-cell>
          <table:table-cell table:style-name="ce3" office:value-type="float" office:value="0.4">
            <text:p>0,4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office:value-type="string">
            <text:p>Shivan Elite Armor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.6">
            <text:p>0,6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Default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 Type</text:p>
          </table:table-cell>
          <table:table-cell table:style-name="ce1" office:value-type="string">
            <text:p>Hull vs Normal</text:p>
          </table:table-cell>
          <table:table-cell table:style-name="ce1" office:value-type="string">
            <text:p>Shield vs Normal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office:value-type="string">
            <text:p>Ulysses</text:p>
          </table:table-cell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string">
            <text:p>Light Armor</text:p>
          </table:table-cell>
          <table:table-cell table:formula="of:=IF([.$D9] = [.$A$2];[.B9] * (1/[.$B$2]);IF([.$D9]=[.$A$4];[.B9] * (1/[.$B$3]);IF([.$D9]=[.$A$5];[.B9] * (1/[.$B$5]);IF([.$D9] = [.$A$6];[.B9] * (1/[.$B$6]); ???))))" office:value-type="float" office:value="180">
            <text:p>180</text:p>
          </table:table-cell>
          <table:table-cell table:formula="of:=IF([.$D9] = [.$A$2];[.C9] * (1/[.$B$2]);IF([.$D9]=[.$A$4];[.C9] * (1/[.$B$3]);IF([.$D9]=[.$A$5];[.C9] * (1/[.$B$5]);IF([.$D9] = [.$A$6];[.C9] * (1/[.$B$6]); ???))))" office:value-type="float" office:value="380">
            <text:p>380</text:p>
          </table:table-cell>
          <table:table-cell table:formula="of:=[.E9]+[.F9]" office:value-type="float" office:value="560">
            <text:p>560</text:p>
          </table:table-cell>
        </table:table-row>
        <table:table-row table:style-name="ro2">
          <table:table-cell office:value-type="string">
            <text:p>Hercules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 office:value-type="string">
            <text:p>Light Armor</text:p>
          </table:table-cell>
          <table:table-cell table:formula="of:=IF([.$D10] = [.$A$2];[.B10] * (1/[.$B$2]);IF([.$D10]=[.$A$4];[.B10] * (1/[.$B$3]);IF([.$D10]=[.$A$5];[.B10] * (1/[.$B$5]);IF([.$D10] = [.$A$6];[.B10] * (1/[.$B$6]); ???))))" office:value-type="float" office:value="250">
            <text:p>250</text:p>
          </table:table-cell>
          <table:table-cell table:formula="of:=IF([.$D10] = [.$A$2];[.C10] * (1/[.$B$2]);IF([.$D10]=[.$A$4];[.C10] * (1/[.$B$3]);IF([.$D10]=[.$A$5];[.C10] * (1/[.$B$5]);IF([.$D10] = [.$A$6];[.C10] * (1/[.$B$6]); ???))))" office:value-type="float" office:value="600">
            <text:p>600</text:p>
          </table:table-cell>
          <table:table-cell table:formula="of:=[.E10]+[.F10]" office:value-type="float" office:value="850">
            <text:p>850</text:p>
          </table:table-cell>
        </table:table-row>
        <table:table-row table:style-name="ro2">
          <table:table-cell office:value-type="string">
            <text:p>Hercules Mark 2</text:p>
          </table:table-cell>
          <table:table-cell office:value-type="float" office:value="275">
            <text:p>275</text:p>
          </table:table-cell>
          <table:table-cell office:value-type="float" office:value="610">
            <text:p>610</text:p>
          </table:table-cell>
          <table:table-cell office:value-type="string">
            <text:p>Light Armor</text:p>
          </table:table-cell>
          <table:table-cell table:formula="of:=IF([.$D11] = [.$A$2];[.B11] * (1/[.$B$2]);IF([.$D11]=[.$A$4];[.B11] * (1/[.$B$3]);IF([.$D11]=[.$A$5];[.B11] * (1/[.$B$5]);IF([.$D11] = [.$A$6];[.B11] * (1/[.$B$6]); ???))))" office:value-type="float" office:value="275">
            <text:p>275</text:p>
          </table:table-cell>
          <table:table-cell table:formula="of:=IF([.$D11] = [.$A$2];[.C11] * (1/[.$B$2]);IF([.$D11]=[.$A$4];[.C11] * (1/[.$B$3]);IF([.$D11]=[.$A$5];[.C11] * (1/[.$B$5]);IF([.$D11] = [.$A$6];[.C11] * (1/[.$B$6]); ???))))" office:value-type="float" office:value="610">
            <text:p>610</text:p>
          </table:table-cell>
          <table:table-cell table:formula="of:=[.E11]+[.F11]" office:value-type="float" office:value="885">
            <text:p>885</text:p>
          </table:table-cell>
        </table:table-row>
        <table:table-row table:style-name="ro2">
          <table:table-cell office:value-type="string">
            <text:p>Ares</text:p>
          </table:table-cell>
          <table:table-cell office:value-type="float" office:value="425">
            <text:p>425</text:p>
          </table:table-cell>
          <table:table-cell office:value-type="float" office:value="650">
            <text:p>650</text:p>
          </table:table-cell>
          <table:table-cell office:value-type="string">
            <text:p>Light Armor</text:p>
          </table:table-cell>
          <table:table-cell table:formula="of:=IF([.$D12] = [.$A$2];[.B12] * (1/[.$B$2]);IF([.$D12]=[.$A$4];[.B12] * (1/[.$B$3]);IF([.$D12]=[.$A$5];[.B12] * (1/[.$B$5]);IF([.$D12] = [.$A$6];[.B12] * (1/[.$B$6]); ???))))" office:value-type="float" office:value="425">
            <text:p>425</text:p>
          </table:table-cell>
          <table:table-cell table:formula="of:=IF([.$D12] = [.$A$2];[.C12] * (1/[.$B$2]);IF([.$D12]=[.$A$4];[.C12] * (1/[.$B$3]);IF([.$D12]=[.$A$5];[.C12] * (1/[.$B$5]);IF([.$D12] = [.$A$6];[.C12] * (1/[.$B$6]); ???))))" office:value-type="float" office:value="650">
            <text:p>650</text:p>
          </table:table-cell>
          <table:table-cell table:formula="of:=[.E12]+[.F12]" office:value-type="float" office:value="1075">
            <text:p>1075</text:p>
          </table:table-cell>
        </table:table-row>
        <table:table-row table:style-name="ro2">
          <table:table-cell office:value-type="string">
            <text:p>Erinyes</text:p>
          </table:table-cell>
          <table:table-cell office:value-type="float" office:value="325">
            <text:p>325</text:p>
          </table:table-cell>
          <table:table-cell office:value-type="float" office:value="500">
            <text:p>500</text:p>
          </table:table-cell>
          <table:table-cell office:value-type="string">
            <text:p>Light Armor</text:p>
          </table:table-cell>
          <table:table-cell table:formula="of:=IF([.$D13] = [.$A$2];[.B13] * (1/[.$B$2]);IF([.$D13]=[.$A$4];[.B13] * (1/[.$B$3]);IF([.$D13]=[.$A$5];[.B13] * (1/[.$B$5]);IF([.$D13] = [.$A$6];[.B13] * (1/[.$B$6]); ???))))" office:value-type="float" office:value="325">
            <text:p>325</text:p>
          </table:table-cell>
          <table:table-cell table:formula="of:=IF([.$D13] = [.$A$2];[.C13] * (1/[.$B$2]);IF([.$D13]=[.$A$4];[.C13] * (1/[.$B$3]);IF([.$D13]=[.$A$5];[.C13] * (1/[.$B$5]);IF([.$D13] = [.$A$6];[.C13] * (1/[.$B$6]); ???))))" office:value-type="float" office:value="500">
            <text:p>500</text:p>
          </table:table-cell>
          <table:table-cell table:formula="of:=[.E13]+[.F13]" office:value-type="float" office:value="825">
            <text:p>825</text:p>
          </table:table-cell>
        </table:table-row>
        <table:table-row table:style-name="ro2">
          <table:table-cell office:value-type="string">
            <text:p>Loki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string">
            <text:p>Light Armor</text:p>
          </table:table-cell>
          <table:table-cell table:formula="of:=IF([.$D14] = [.$A$2];[.B14] * (1/[.$B$2]);IF([.$D14]=[.$A$4];[.B14] * (1/[.$B$3]);IF([.$D14]=[.$A$5];[.B14] * (1/[.$B$5]);IF([.$D14] = [.$A$6];[.B14] * (1/[.$B$6]); ???))))" office:value-type="float" office:value="250">
            <text:p>250</text:p>
          </table:table-cell>
          <table:table-cell table:formula="of:=IF([.$D14] = [.$A$2];[.C14] * (1/[.$B$2]);IF([.$D14]=[.$A$4];[.C14] * (1/[.$B$3]);IF([.$D14]=[.$A$5];[.C14] * (1/[.$B$5]);IF([.$D14] = [.$A$6];[.C14] * (1/[.$B$6]); ???))))" office:value-type="float" office:value="400">
            <text:p>400</text:p>
          </table:table-cell>
          <table:table-cell table:formula="of:=[.E14]+[.F14]" office:value-type="float" office:value="650">
            <text:p>650</text:p>
          </table:table-cell>
        </table:table-row>
        <table:table-row table:style-name="ro2">
          <table:table-cell office:value-type="string">
            <text:p>Pegasus</text:p>
          </table:table-cell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string">
            <text:p>Light Armor</text:p>
          </table:table-cell>
          <table:table-cell table:formula="of:=IF([.$D15] = [.$A$2];[.B15] * (1/[.$B$2]);IF([.$D15]=[.$A$4];[.B15] * (1/[.$B$3]);IF([.$D15]=[.$A$5];[.B15] * (1/[.$B$5]);IF([.$D15] = [.$A$6];[.B15] * (1/[.$B$6]); ???))))" office:value-type="float" office:value="220">
            <text:p>220</text:p>
          </table:table-cell>
          <table:table-cell table:formula="of:=IF([.$D15] = [.$A$2];[.C15] * (1/[.$B$2]);IF([.$D15]=[.$A$4];[.C15] * (1/[.$B$3]);IF([.$D15]=[.$A$5];[.C15] * (1/[.$B$5]);IF([.$D15] = [.$A$6];[.C15] * (1/[.$B$6]); ???))))" office:value-type="float" office:value="330">
            <text:p>330</text:p>
          </table:table-cell>
          <table:table-cell table:formula="of:=[.E15]+[.F15]" office:value-type="float" office:value="550">
            <text:p>550</text:p>
          </table:table-cell>
        </table:table-row>
        <table:table-row table:style-name="ro2">
          <table:table-cell office:value-type="string">
            <text:p>Perseus</text:p>
          </table:table-cell>
          <table:table-cell office:value-type="float" office:value="265">
            <text:p>265</text:p>
          </table:table-cell>
          <table:table-cell office:value-type="float" office:value="350">
            <text:p>350</text:p>
          </table:table-cell>
          <table:table-cell office:value-type="string">
            <text:p>Light Armor</text:p>
          </table:table-cell>
          <table:table-cell table:formula="of:=IF([.$D16] = [.$A$2];[.B16] * (1/[.$B$2]);IF([.$D16]=[.$A$4];[.B16] * (1/[.$B$3]);IF([.$D16]=[.$A$5];[.B16] * (1/[.$B$5]);IF([.$D16] = [.$A$6];[.B16] * (1/[.$B$6]); ???))))" office:value-type="float" office:value="265">
            <text:p>265</text:p>
          </table:table-cell>
          <table:table-cell table:formula="of:=IF([.$D16] = [.$A$2];[.C16] * (1/[.$B$2]);IF([.$D16]=[.$A$4];[.C16] * (1/[.$B$3]);IF([.$D16]=[.$A$5];[.C16] * (1/[.$B$5]);IF([.$D16] = [.$A$6];[.C16] * (1/[.$B$6]); ???))))" office:value-type="float" office:value="350">
            <text:p>350</text:p>
          </table:table-cell>
          <table:table-cell table:formula="of:=[.E16]+[.F16]" office:value-type="float" office:value="615">
            <text:p>615</text:p>
          </table:table-cell>
        </table:table-row>
        <table:table-row table:style-name="ro2">
          <table:table-cell office:value-type="string">
            <text:p>Myrmidon</text:p>
          </table:table-cell>
          <table:table-cell office:value-type="float" office:value="290">
            <text:p>290</text:p>
          </table:table-cell>
          <table:table-cell office:value-type="float" office:value="390">
            <text:p>390</text:p>
          </table:table-cell>
          <table:table-cell office:value-type="string">
            <text:p>Light Armor</text:p>
          </table:table-cell>
          <table:table-cell table:formula="of:=IF([.$D17] = [.$A$2];[.B17] * (1/[.$B$2]);IF([.$D17]=[.$A$4];[.B17] * (1/[.$B$3]);IF([.$D17]=[.$A$5];[.B17] * (1/[.$B$5]);IF([.$D17] = [.$A$6];[.B17] * (1/[.$B$6]); ???))))" office:value-type="float" office:value="290">
            <text:p>290</text:p>
          </table:table-cell>
          <table:table-cell table:formula="of:=IF([.$D17] = [.$A$2];[.C17] * (1/[.$B$2]);IF([.$D17]=[.$A$4];[.C17] * (1/[.$B$3]);IF([.$D17]=[.$A$5];[.C17] * (1/[.$B$5]);IF([.$D17] = [.$A$6];[.C17] * (1/[.$B$6]); ???))))" office:value-type="float" office:value="390">
            <text:p>390</text:p>
          </table:table-cell>
          <table:table-cell table:formula="of:=[.E17]+[.F17]" office:value-type="float" office:value="680">
            <text:p>680</text:p>
          </table:table-cell>
        </table:table-row>
        <table:table-row table:style-name="ro2">
          <table:table-cell office:value-type="string">
            <text:p>SF Mara (terrans)</text:p>
          </table:table-cell>
          <table:table-cell office:value-type="float" office:value="475">
            <text:p>475</text:p>
          </table:table-cell>
          <table:table-cell office:value-type="float" office:value="700">
            <text:p>700</text:p>
          </table:table-cell>
          <table:table-cell office:value-type="string">
            <text:p>Shivan Elite Armor</text:p>
          </table:table-cell>
          <table:table-cell table:formula="of:=IF([.$D18] = [.$A$2];[.B18] * (1/[.$B$2]);IF([.$D18]=[.$A$4];[.B18] * (1/[.$B$3]);IF([.$D18]=[.$A$5];[.B18] * (1/[.$B$5]);IF([.$D18] = [.$A$6];[.B18] * (1/[.$B$6]); ???))))" office:value-type="float" office:value="1187.5">
            <text:p>1187,5</text:p>
          </table:table-cell>
          <table:table-cell table:formula="of:=IF([.$D18] = [.$A$2];[.C18] * (1/[.$B$2]);IF([.$D18]=[.$A$4];[.C18] * (1/[.$B$3]);IF([.$D18]=[.$A$5];[.C18] * (1/[.$B$5]);IF([.$D18] = [.$A$6];[.C18] * (1/[.$B$6]); ???))))" office:value-type="float" office:value="1750">
            <text:p>1750</text:p>
          </table:table-cell>
          <table:table-cell table:formula="of:=[.E18]+[.F18]" office:value-type="float" office:value="2937.5">
            <text:p>2937,5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Artemis</text:p>
          </table:table-cell>
          <table:table-cell office:value-type="float" office:value="275">
            <text:p>275</text:p>
          </table:table-cell>
          <table:table-cell office:value-type="float" office:value="700">
            <text:p>700</text:p>
          </table:table-cell>
          <table:table-cell office:value-type="string">
            <text:p>Light Armor</text:p>
          </table:table-cell>
          <table:table-cell table:formula="of:=IF([.$D20] = [.$A$2];[.B20] * (1/[.$B$2]);IF([.$D20]=[.$A$4];[.B20] * (1/[.$B$3]);IF([.$D20]=[.$A$5];[.B20] * (1/[.$B$5]);IF([.$D20] = [.$A$6];[.B20] * (1/[.$B$6]); ???))))" office:value-type="float" office:value="275">
            <text:p>275</text:p>
          </table:table-cell>
          <table:table-cell table:formula="of:=IF([.$D20] = [.$A$2];[.C20] * (1/[.$B$2]);IF([.$D20]=[.$A$4];[.C20] * (1/[.$B$3]);IF([.$D20]=[.$A$5];[.C20] * (1/[.$B$5]);IF([.$D20] = [.$A$6];[.C20] * (1/[.$B$6]); ???))))" office:value-type="float" office:value="700">
            <text:p>700</text:p>
          </table:table-cell>
          <table:table-cell table:formula="of:=[.E20]+[.F20]" office:value-type="float" office:value="975">
            <text:p>975</text:p>
          </table:table-cell>
        </table:table-row>
        <table:table-row table:style-name="ro2">
          <table:table-cell office:value-type="string">
            <text:p>Artemis D.H.</text:p>
          </table:table-cell>
          <table:table-cell office:value-type="float" office:value="275">
            <text:p>275</text:p>
          </table:table-cell>
          <table:table-cell office:value-type="float" office:value="700">
            <text:p>700</text:p>
          </table:table-cell>
          <table:table-cell office:value-type="string">
            <text:p>Light Armor</text:p>
          </table:table-cell>
          <table:table-cell table:formula="of:=IF([.$D21] = [.$A$2];[.B21] * (1/[.$B$2]);IF([.$D21]=[.$A$4];[.B21] * (1/[.$B$3]);IF([.$D21]=[.$A$5];[.B21] * (1/[.$B$5]);IF([.$D21] = [.$A$6];[.B21] * (1/[.$B$6]); ???))))" office:value-type="float" office:value="275">
            <text:p>275</text:p>
          </table:table-cell>
          <table:table-cell table:formula="of:=IF([.$D21] = [.$A$2];[.C21] * (1/[.$B$2]);IF([.$D21]=[.$A$4];[.C21] * (1/[.$B$3]);IF([.$D21]=[.$A$5];[.C21] * (1/[.$B$5]);IF([.$D21] = [.$A$6];[.C21] * (1/[.$B$6]); ???))))" office:value-type="float" office:value="700">
            <text:p>700</text:p>
          </table:table-cell>
          <table:table-cell table:formula="of:=[.E21]+[.F21]" office:value-type="float" office:value="975">
            <text:p>975</text:p>
          </table:table-cell>
        </table:table-row>
        <table:table-row table:style-name="ro2">
          <table:table-cell office:value-type="string">
            <text:p>Medusa</text:p>
          </table:table-cell>
          <table:table-cell office:value-type="float" office:value="350">
            <text:p>350</text:p>
          </table:table-cell>
          <table:table-cell office:value-type="float" office:value="700">
            <text:p>700</text:p>
          </table:table-cell>
          <table:table-cell office:value-type="string">
            <text:p>Light Armor</text:p>
          </table:table-cell>
          <table:table-cell table:formula="of:=IF([.$D22] = [.$A$2];[.B22] * (1/[.$B$2]);IF([.$D22]=[.$A$4];[.B22] * (1/[.$B$3]);IF([.$D22]=[.$A$5];[.B22] * (1/[.$B$5]);IF([.$D22] = [.$A$6];[.B22] * (1/[.$B$6]); ???))))" office:value-type="float" office:value="350">
            <text:p>350</text:p>
          </table:table-cell>
          <table:table-cell table:formula="of:=IF([.$D22] = [.$A$2];[.C22] * (1/[.$B$2]);IF([.$D22]=[.$A$4];[.C22] * (1/[.$B$3]);IF([.$D22]=[.$A$5];[.C22] * (1/[.$B$5]);IF([.$D22] = [.$A$6];[.C22] * (1/[.$B$6]); ???))))" office:value-type="float" office:value="700">
            <text:p>700</text:p>
          </table:table-cell>
          <table:table-cell table:formula="of:=[.E22]+[.F22]" office:value-type="float" office:value="1050">
            <text:p>1050</text:p>
          </table:table-cell>
        </table:table-row>
        <table:table-row table:style-name="ro2">
          <table:table-cell office:value-type="string">
            <text:p>Ursa</text:p>
          </table:table-cell>
          <table:table-cell office:value-type="float" office:value="550">
            <text:p>550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23] = [.$A$2];[.B23] * (1/[.$B$2]);IF([.$D23]=[.$A$4];[.B23] * (1/[.$B$3]);IF([.$D23]=[.$A$5];[.B23] * (1/[.$B$5]);IF([.$D23] = [.$A$6];[.B23] * (1/[.$B$6]); ???))))" office:value-type="float" office:value="550">
            <text:p>550</text:p>
          </table:table-cell>
          <table:table-cell table:formula="of:=IF([.$D23] = [.$A$2];[.C23] * (1/[.$B$2]);IF([.$D23]=[.$A$4];[.C23] * (1/[.$B$3]);IF([.$D23]=[.$A$5];[.C23] * (1/[.$B$5]);IF([.$D23] = [.$A$6];[.C23] * (1/[.$B$6]); ???))))" office:value-type="float" office:value="850">
            <text:p>850</text:p>
          </table:table-cell>
          <table:table-cell table:formula="of:=[.E23]+[.F23]" office:value-type="float" office:value="1400">
            <text:p>1400</text:p>
          </table:table-cell>
        </table:table-row>
        <table:table-row table:style-name="ro2">
          <table:table-cell office:value-type="string">
            <text:p>Zeus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string">
            <text:p>Light Armor</text:p>
          </table:table-cell>
          <table:table-cell table:formula="of:=IF([.$D24] = [.$A$2];[.B24] * (1/[.$B$2]);IF([.$D24]=[.$A$4];[.B24] * (1/[.$B$3]);IF([.$D24]=[.$A$5];[.B24] * (1/[.$B$5]);IF([.$D24] = [.$A$6];[.B24] * (1/[.$B$6]); ???))))" office:value-type="float" office:value="200">
            <text:p>200</text:p>
          </table:table-cell>
          <table:table-cell table:formula="of:=IF([.$D24] = [.$A$2];[.C24] * (1/[.$B$2]);IF([.$D24]=[.$A$4];[.C24] * (1/[.$B$3]);IF([.$D24]=[.$A$5];[.C24] * (1/[.$B$5]);IF([.$D24] = [.$A$6];[.C24] * (1/[.$B$6]); ???))))" office:value-type="float" office:value="450">
            <text:p>450</text:p>
          </table:table-cell>
          <table:table-cell table:formula="of:=[.E24]+[.F24]" office:value-type="float" office:value="650">
            <text:p>650</text:p>
          </table:table-cell>
        </table:table-row>
        <table:table-row table:style-name="ro2">
          <table:table-cell office:value-type="string">
            <text:p>Boanerges</text:p>
          </table:table-cell>
          <table:table-cell office:value-type="float" office:value="325">
            <text:p>325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25] = [.$A$2];[.B25] * (1/[.$B$2]);IF([.$D25]=[.$A$4];[.B25] * (1/[.$B$3]);IF([.$D25]=[.$A$5];[.B25] * (1/[.$B$5]);IF([.$D25] = [.$A$6];[.B25] * (1/[.$B$6]); ???))))" office:value-type="float" office:value="325">
            <text:p>325</text:p>
          </table:table-cell>
          <table:table-cell table:formula="of:=IF([.$D25] = [.$A$2];[.C25] * (1/[.$B$2]);IF([.$D25]=[.$A$4];[.C25] * (1/[.$B$3]);IF([.$D25]=[.$A$5];[.C25] * (1/[.$B$5]);IF([.$D25] = [.$A$6];[.C25] * (1/[.$B$6]); ???))))" office:value-type="float" office:value="850">
            <text:p>850</text:p>
          </table:table-cell>
          <table:table-cell table:formula="of:=[.E25]+[.F25]" office:value-type="float" office:value="1175">
            <text:p>1175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Seth</text:p>
          </table:table-cell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string">
            <text:p>Light Armor</text:p>
          </table:table-cell>
          <table:table-cell table:formula="of:=IF([.$D27] = [.$A$2];[.B27] * (1/[.$B$2]);IF([.$D27]=[.$A$4];[.B27] * (1/[.$B$3]);IF([.$D27]=[.$A$5];[.B27] * (1/[.$B$5]);IF([.$D27] = [.$A$6];[.B27] * (1/[.$B$6]); ???))))" office:value-type="float" office:value="280">
            <text:p>280</text:p>
          </table:table-cell>
          <table:table-cell table:formula="of:=IF([.$D27] = [.$A$2];[.C27] * (1/[.$B$2]);IF([.$D27]=[.$A$4];[.C27] * (1/[.$B$3]);IF([.$D27]=[.$A$5];[.C27] * (1/[.$B$5]);IF([.$D27] = [.$A$6];[.C27] * (1/[.$B$6]); ???))))" office:value-type="float" office:value="580">
            <text:p>580</text:p>
          </table:table-cell>
          <table:table-cell table:formula="of:=[.E27]+[.F27]" office:value-type="float" office:value="860">
            <text:p>860</text:p>
          </table:table-cell>
        </table:table-row>
        <table:table-row table:style-name="ro2">
          <table:table-cell office:value-type="string">
            <text:p>Horus</text:p>
          </table:table-cell>
          <table:table-cell office:value-type="float" office:value="170">
            <text:p>170</text:p>
          </table:table-cell>
          <table:table-cell office:value-type="float" office:value="230">
            <text:p>230</text:p>
          </table:table-cell>
          <table:table-cell office:value-type="string">
            <text:p>Light Armor</text:p>
          </table:table-cell>
          <table:table-cell table:formula="of:=IF([.$D28] = [.$A$2];[.B28] * (1/[.$B$2]);IF([.$D28]=[.$A$4];[.B28] * (1/[.$B$3]);IF([.$D28]=[.$A$5];[.B28] * (1/[.$B$5]);IF([.$D28] = [.$A$6];[.B28] * (1/[.$B$6]); ???))))" office:value-type="float" office:value="170">
            <text:p>170</text:p>
          </table:table-cell>
          <table:table-cell table:formula="of:=IF([.$D28] = [.$A$2];[.C28] * (1/[.$B$2]);IF([.$D28]=[.$A$4];[.C28] * (1/[.$B$3]);IF([.$D28]=[.$A$5];[.C28] * (1/[.$B$5]);IF([.$D28] = [.$A$6];[.C28] * (1/[.$B$6]); ???))))" office:value-type="float" office:value="230">
            <text:p>230</text:p>
          </table:table-cell>
          <table:table-cell table:formula="of:=[.E28]+[.F28]" office:value-type="float" office:value="400">
            <text:p>400</text:p>
          </table:table-cell>
        </table:table-row>
        <table:table-row table:style-name="ro2">
          <table:table-cell office:value-type="string">
            <text:p>Thoth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Light Armor</text:p>
          </table:table-cell>
          <table:table-cell table:formula="of:=IF([.$D29] = [.$A$2];[.B29] * (1/[.$B$2]);IF([.$D29]=[.$A$4];[.B29] * (1/[.$B$3]);IF([.$D29]=[.$A$5];[.B29] * (1/[.$B$5]);IF([.$D29] = [.$A$6];[.B29] * (1/[.$B$6]); ???))))" office:value-type="float" office:value="200">
            <text:p>200</text:p>
          </table:table-cell>
          <table:table-cell table:formula="of:=IF([.$D29] = [.$A$2];[.C29] * (1/[.$B$2]);IF([.$D29]=[.$A$4];[.C29] * (1/[.$B$3]);IF([.$D29]=[.$A$5];[.C29] * (1/[.$B$5]);IF([.$D29] = [.$A$6];[.C29] * (1/[.$B$6]); ???))))" office:value-type="float" office:value="200">
            <text:p>200</text:p>
          </table:table-cell>
          <table:table-cell table:formula="of:=[.E29]+[.F29]" office:value-type="float" office:value="400">
            <text:p>400</text:p>
          </table:table-cell>
        </table:table-row>
        <table:table-row table:style-name="ro2">
          <table:table-cell office:value-type="string">
            <text:p>Serapis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string">
            <text:p>Light Armor</text:p>
          </table:table-cell>
          <table:table-cell table:formula="of:=IF([.$D30] = [.$A$2];[.B30] * (1/[.$B$2]);IF([.$D30]=[.$A$4];[.B30] * (1/[.$B$3]);IF([.$D30]=[.$A$5];[.B30] * (1/[.$B$5]);IF([.$D30] = [.$A$6];[.B30] * (1/[.$B$6]); ???))))" office:value-type="float" office:value="220">
            <text:p>220</text:p>
          </table:table-cell>
          <table:table-cell table:formula="of:=IF([.$D30] = [.$A$2];[.C30] * (1/[.$B$2]);IF([.$D30]=[.$A$4];[.C30] * (1/[.$B$3]);IF([.$D30]=[.$A$5];[.C30] * (1/[.$B$5]);IF([.$D30] = [.$A$6];[.C30] * (1/[.$B$6]); ???))))" office:value-type="float" office:value="200">
            <text:p>200</text:p>
          </table:table-cell>
          <table:table-cell table:formula="of:=[.E30]+[.F30]" office:value-type="float" office:value="420">
            <text:p>420</text:p>
          </table:table-cell>
        </table:table-row>
        <table:table-row table:style-name="ro2">
          <table:table-cell office:value-type="string">
            <text:p>Tauret</text:p>
          </table:table-cell>
          <table:table-cell office:value-type="float" office:value="300">
            <text:p>300</text:p>
          </table:table-cell>
          <table:table-cell office:value-type="float" office:value="530">
            <text:p>530</text:p>
          </table:table-cell>
          <table:table-cell office:value-type="string">
            <text:p>Light Armor</text:p>
          </table:table-cell>
          <table:table-cell table:formula="of:=IF([.$D31] = [.$A$2];[.B31] * (1/[.$B$2]);IF([.$D31]=[.$A$4];[.B31] * (1/[.$B$3]);IF([.$D31]=[.$A$5];[.B31] * (1/[.$B$5]);IF([.$D31] = [.$A$6];[.B31] * (1/[.$B$6]); ???))))" office:value-type="float" office:value="300">
            <text:p>300</text:p>
          </table:table-cell>
          <table:table-cell table:formula="of:=IF([.$D31] = [.$A$2];[.C31] * (1/[.$B$2]);IF([.$D31]=[.$A$4];[.C31] * (1/[.$B$3]);IF([.$D31]=[.$A$5];[.C31] * (1/[.$B$5]);IF([.$D31] = [.$A$6];[.C31] * (1/[.$B$6]); ???))))" office:value-type="float" office:value="530">
            <text:p>530</text:p>
          </table:table-cell>
          <table:table-cell table:formula="of:=[.E31]+[.F31]" office:value-type="float" office:value="830">
            <text:p>830</text:p>
          </table:table-cell>
        </table:table-row>
        <table:table-row table:style-name="ro2">
          <table:table-cell table:style-name="Default" office:value-type="string">
            <text:p>Serapis Elite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office:value-type="string">
            <text:p>Light Armor</text:p>
          </table:table-cell>
          <table:table-cell table:formula="of:=IF([.$D32] = [.$A$2];[.B32] * (1/[.$B$2]);IF([.$D32]=[.$A$4];[.B32] * (1/[.$B$3]);IF([.$D32]=[.$A$5];[.B32] * (1/[.$B$5]);IF([.$D32] = [.$A$6];[.B32] * (1/[.$B$6]); ???))))" office:value-type="float" office:value="330">
            <text:p>330</text:p>
          </table:table-cell>
          <table:table-cell table:formula="of:=IF([.$D32] = [.$A$2];[.C32] * (1/[.$B$2]);IF([.$D32]=[.$A$4];[.C32] * (1/[.$B$3]);IF([.$D32]=[.$A$5];[.C32] * (1/[.$B$5]);IF([.$D32] = [.$A$6];[.C32] * (1/[.$B$6]); ???))))" office:value-type="float" office:value="300">
            <text:p>300</text:p>
          </table:table-cell>
          <table:table-cell table:formula="of:=[.E32]+[.F32]" office:value-type="float" office:value="630">
            <text:p>630</text:p>
          </table:table-cell>
        </table:table-row>
        <table:table-row table:style-name="ro2">
          <table:table-cell table:style-name="Default" office:value-type="string">
            <text:p>Nhu</text:p>
          </table:table-cell>
          <table:table-cell office:value-type="float" office:value="300">
            <text:p>300</text:p>
          </table:table-cell>
          <table:table-cell office:value-type="float" office:value="620">
            <text:p>620</text:p>
          </table:table-cell>
          <table:table-cell office:value-type="string">
            <text:p>Light Armor</text:p>
          </table:table-cell>
          <table:table-cell table:formula="of:=IF([.$D33] = [.$A$2];[.B33] * (1/[.$B$2]);IF([.$D33]=[.$A$4];[.B33] * (1/[.$B$3]);IF([.$D33]=[.$A$5];[.B33] * (1/[.$B$5]);IF([.$D33] = [.$A$6];[.B33] * (1/[.$B$6]); ???))))" office:value-type="float" office:value="300">
            <text:p>300</text:p>
          </table:table-cell>
          <table:table-cell table:formula="of:=IF([.$D33] = [.$A$2];[.C33] * (1/[.$B$2]);IF([.$D33]=[.$A$4];[.C33] * (1/[.$B$3]);IF([.$D33]=[.$A$5];[.C33] * (1/[.$B$5]);IF([.$D33] = [.$A$6];[.C33] * (1/[.$B$6]); ???))))" office:value-type="float" office:value="620">
            <text:p>620</text:p>
          </table:table-cell>
          <table:table-cell table:formula="of:=[.E33]+[.F33]" office:value-type="float" office:value="920">
            <text:p>92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Sekhmet</text:p>
          </table:table-cell>
          <table:table-cell office:value-type="float" office:value="500">
            <text:p>500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35] = [.$A$2];[.B35] * (1/[.$B$2]);IF([.$D35]=[.$A$4];[.B35] * (1/[.$B$3]);IF([.$D35]=[.$A$5];[.B35] * (1/[.$B$5]);IF([.$D35] = [.$A$6];[.B35] * (1/[.$B$6]); ???))))" office:value-type="float" office:value="500">
            <text:p>500</text:p>
          </table:table-cell>
          <table:table-cell table:formula="of:=IF([.$D35] = [.$A$2];[.C35] * (1/[.$B$2]);IF([.$D35]=[.$A$4];[.C35] * (1/[.$B$3]);IF([.$D35]=[.$A$5];[.C35] * (1/[.$B$5]);IF([.$D35] = [.$A$6];[.C35] * (1/[.$B$6]); ???))))" office:value-type="float" office:value="850">
            <text:p>850</text:p>
          </table:table-cell>
          <table:table-cell table:formula="of:=[.E35]+[.F35]" office:value-type="float" office:value="1350">
            <text:p>1350</text:p>
          </table:table-cell>
        </table:table-row>
        <table:table-row table:style-name="ro2">
          <table:table-cell office:value-type="string">
            <text:p>Osiris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Light Armor</text:p>
          </table:table-cell>
          <table:table-cell table:formula="of:=IF([.$D36] = [.$A$2];[.B36] * (1/[.$B$2]);IF([.$D36]=[.$A$4];[.B36] * (1/[.$B$3]);IF([.$D36]=[.$A$5];[.B36] * (1/[.$B$5]);IF([.$D36] = [.$A$6];[.B36] * (1/[.$B$6]); ???))))" office:value-type="float" office:value="600">
            <text:p>600</text:p>
          </table:table-cell>
          <table:table-cell table:formula="of:=IF([.$D36] = [.$A$2];[.C36] * (1/[.$B$2]);IF([.$D36]=[.$A$4];[.C36] * (1/[.$B$3]);IF([.$D36]=[.$A$5];[.C36] * (1/[.$B$5]);IF([.$D36] = [.$A$6];[.C36] * (1/[.$B$6]); ???))))" office:value-type="float" office:value="600">
            <text:p>600</text:p>
          </table:table-cell>
          <table:table-cell table:formula="of:=[.E36]+[.F36]" office:value-type="float" office:value="1200">
            <text:p>1200</text:p>
          </table:table-cell>
        </table:table-row>
        <table:table-row table:style-name="ro2">
          <table:table-cell office:value-type="string">
            <text:p>Bakha</text:p>
          </table:table-cell>
          <table:table-cell office:value-type="float" office:value="440">
            <text:p>440</text:p>
          </table:table-cell>
          <table:table-cell office:value-type="float" office:value="620">
            <text:p>620</text:p>
          </table:table-cell>
          <table:table-cell office:value-type="string">
            <text:p>Light Armor</text:p>
          </table:table-cell>
          <table:table-cell table:formula="of:=IF([.$D37] = [.$A$2];[.B37] * (1/[.$B$2]);IF([.$D37]=[.$A$4];[.B37] * (1/[.$B$3]);IF([.$D37]=[.$A$5];[.B37] * (1/[.$B$5]);IF([.$D37] = [.$A$6];[.B37] * (1/[.$B$6]); ???))))" office:value-type="float" office:value="440">
            <text:p>440</text:p>
          </table:table-cell>
          <table:table-cell table:formula="of:=IF([.$D37] = [.$A$2];[.C37] * (1/[.$B$2]);IF([.$D37]=[.$A$4];[.C37] * (1/[.$B$3]);IF([.$D37]=[.$A$5];[.C37] * (1/[.$B$5]);IF([.$D37] = [.$A$6];[.C37] * (1/[.$B$6]); ???))))" office:value-type="float" office:value="620">
            <text:p>620</text:p>
          </table:table-cell>
          <table:table-cell table:formula="of:=[.E37]+[.F37]" office:value-type="float" office:value="1060">
            <text:p>1060</text:p>
          </table:table-cell>
        </table:table-row>
        <table:table-row table:style-name="ro2">
          <table:table-cell table:style-name="Default" office:value-type="string">
            <text:p>Hathor</text:p>
          </table:table-cell>
          <table:table-cell office:value-type="float" office:value="520">
            <text:p>520</text:p>
          </table:table-cell>
          <table:table-cell office:value-type="float" office:value="850">
            <text:p>850</text:p>
          </table:table-cell>
          <table:table-cell office:value-type="string">
            <text:p>Light Armor</text:p>
          </table:table-cell>
          <table:table-cell table:formula="of:=IF([.$D38] = [.$A$2];[.B38] * (1/[.$B$2]);IF([.$D38]=[.$A$4];[.B38] * (1/[.$B$3]);IF([.$D38]=[.$A$5];[.B38] * (1/[.$B$5]);IF([.$D38] = [.$A$6];[.B38] * (1/[.$B$6]); ???))))" office:value-type="float" office:value="520">
            <text:p>520</text:p>
          </table:table-cell>
          <table:table-cell table:formula="of:=IF([.$D38] = [.$A$2];[.C38] * (1/[.$B$2]);IF([.$D38]=[.$A$4];[.C38] * (1/[.$B$3]);IF([.$D38]=[.$A$5];[.C38] * (1/[.$B$5]);IF([.$D38] = [.$A$6];[.C38] * (1/[.$B$6]); ???))))" office:value-type="float" office:value="850">
            <text:p>850</text:p>
          </table:table-cell>
          <table:table-cell table:formula="of:=[.E38]+[.F38]" office:value-type="float" office:value="1370">
            <text:p>1370</text:p>
          </table:table-cell>
        </table:table-row>
        <table:table-row table:style-name="ro2">
          <table:table-cell office:value-type="string">
            <text:p>Ptah</text:p>
          </table:table-cell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string">
            <text:p>Light Armor</text:p>
          </table:table-cell>
          <table:table-cell table:formula="of:=IF([.$D39] = [.$A$2];[.B39] * (1/[.$B$2]);IF([.$D39]=[.$A$4];[.B39] * (1/[.$B$3]);IF([.$D39]=[.$A$5];[.B39] * (1/[.$B$5]);IF([.$D39] = [.$A$6];[.B39] * (1/[.$B$6]); ???))))" office:value-type="float" office:value="220">
            <text:p>220</text:p>
          </table:table-cell>
          <table:table-cell table:formula="of:=IF([.$D39] = [.$A$2];[.C39] * (1/[.$B$2]);IF([.$D39]=[.$A$4];[.C39] * (1/[.$B$3]);IF([.$D39]=[.$A$5];[.C39] * (1/[.$B$5]);IF([.$D39] = [.$A$6];[.C39] * (1/[.$B$6]); ???))))" office:value-type="float" office:value="330">
            <text:p>330</text:p>
          </table:table-cell>
          <table:table-cell table:formula="of:=[.E39]+[.F39]" office:value-type="float" office:value="550">
            <text:p>55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>Shivan Fighter Armor</text:p>
          </table:table-cell>
          <table:table-cell table:formula="of:=IF([.$D41] = [.$A$2];[.B41] * (1/[.$B$2]);IF([.$D41]=[.$A$4];[.B41] * (1/[.$B$3]);IF([.$D41]=[.$A$5];[.B41] * (1/[.$B$5]);IF([.$D41] = [.$A$6];[.B41] * (1/[.$B$6]); ???))))" office:value-type="float" office:value="125">
            <text:p>125</text:p>
          </table:table-cell>
          <table:table-cell table:formula="of:=IF([.$D41] = [.$A$2];[.C41] * (1/[.$B$2]);IF([.$D41]=[.$A$4];[.C41] * (1/[.$B$3]);IF([.$D41]=[.$A$5];[.C41] * (1/[.$B$5]);IF([.$D41] = [.$A$6];[.C41] * (1/[.$B$6]); ???))))" office:value-type="float" office:value="875">
            <text:p>875</text:p>
          </table:table-cell>
          <table:table-cell table:formula="of:=[.E41]+[.F41]" office:value-type="float" office:value="1000">
            <text:p>1000</text:p>
          </table:table-cell>
        </table:table-row>
        <table:table-row table:style-name="ro2">
          <table:table-cell office:value-type="string">
            <text:p>Basilisk</text:p>
          </table:table-cell>
          <table:table-cell office:value-type="float" office:value="100">
            <text:p>100</text:p>
          </table:table-cell>
          <table:table-cell office:value-type="float" office:value="950">
            <text:p>950</text:p>
          </table:table-cell>
          <table:table-cell office:value-type="string">
            <text:p>Shivan Fighter Armor</text:p>
          </table:table-cell>
          <table:table-cell table:formula="of:=IF([.$D42] = [.$A$2];[.B42] * (1/[.$B$2]);IF([.$D42]=[.$A$4];[.B42] * (1/[.$B$3]);IF([.$D42]=[.$A$5];[.B42] * (1/[.$B$5]);IF([.$D42] = [.$A$6];[.B42] * (1/[.$B$6]); ???))))" office:value-type="float" office:value="125">
            <text:p>125</text:p>
          </table:table-cell>
          <table:table-cell table:formula="of:=IF([.$D42] = [.$A$2];[.C42] * (1/[.$B$2]);IF([.$D42]=[.$A$4];[.C42] * (1/[.$B$3]);IF([.$D42]=[.$A$5];[.C42] * (1/[.$B$5]);IF([.$D42] = [.$A$6];[.C42] * (1/[.$B$6]); ???))))" office:value-type="float" office:value="1187.5">
            <text:p>1187,5</text:p>
          </table:table-cell>
          <table:table-cell table:formula="of:=[.E42]+[.F42]" office:value-type="float" office:value="1312.5">
            <text:p>1312,5</text:p>
          </table:table-cell>
        </table:table-row>
        <table:table-row table:style-name="ro2">
          <table:table-cell office:value-type="string">
            <text:p>Manticor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Shivan Fighter Armor</text:p>
          </table:table-cell>
          <table:table-cell table:formula="of:=IF([.$D43] = [.$A$2];[.B43] * (1/[.$B$2]);IF([.$D43]=[.$A$4];[.B43] * (1/[.$B$3]);IF([.$D43]=[.$A$5];[.B43] * (1/[.$B$5]);IF([.$D43] = [.$A$6];[.B43] * (1/[.$B$6]); ???))))" office:value-type="float" office:value="125">
            <text:p>125</text:p>
          </table:table-cell>
          <table:table-cell table:formula="of:=IF([.$D43] = [.$A$2];[.C43] * (1/[.$B$2]);IF([.$D43]=[.$A$4];[.C43] * (1/[.$B$3]);IF([.$D43]=[.$A$5];[.C43] * (1/[.$B$5]);IF([.$D43] = [.$A$6];[.C43] * (1/[.$B$6]); ???))))" office:value-type="float" office:value="625">
            <text:p>625</text:p>
          </table:table-cell>
          <table:table-cell table:formula="of:=[.E43]+[.F43]" office:value-type="float" office:value="750">
            <text:p>750</text:p>
          </table:table-cell>
        </table:table-row>
        <table:table-row table:style-name="ro2">
          <table:table-cell office:value-type="string">
            <text:p>Aeshma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string">
            <text:p>Shivan Fighter Armor</text:p>
          </table:table-cell>
          <table:table-cell table:formula="of:=IF([.$D44] = [.$A$2];[.B44] * (1/[.$B$2]);IF([.$D44]=[.$A$4];[.B44] * (1/[.$B$3]);IF([.$D44]=[.$A$5];[.B44] * (1/[.$B$5]);IF([.$D44] = [.$A$6];[.B44] * (1/[.$B$6]); ???))))" office:value-type="float" office:value="125">
            <text:p>125</text:p>
          </table:table-cell>
          <table:table-cell table:formula="of:=IF([.$D44] = [.$A$2];[.C44] * (1/[.$B$2]);IF([.$D44]=[.$A$4];[.C44] * (1/[.$B$3]);IF([.$D44]=[.$A$5];[.C44] * (1/[.$B$5]);IF([.$D44] = [.$A$6];[.C44] * (1/[.$B$6]); ???))))" office:value-type="float" office:value="1062.5">
            <text:p>1062,5</text:p>
          </table:table-cell>
          <table:table-cell table:formula="of:=[.E44]+[.F44]" office:value-type="float" office:value="1187.5">
            <text:p>1187,5</text:p>
          </table:table-cell>
        </table:table-row>
        <table:table-row table:style-name="ro2">
          <table:table-cell office:value-type="string">
            <text:p>Mara</text:p>
          </table:table-cell>
          <table:table-cell office:value-type="float" office:value="200">
            <text:p>200</text:p>
          </table:table-cell>
          <table:table-cell office:value-type="float" office:value="620">
            <text:p>620</text:p>
          </table:table-cell>
          <table:table-cell office:value-type="string">
            <text:p>Shivan Fighter Armor</text:p>
          </table:table-cell>
          <table:table-cell table:formula="of:=IF([.$D45] = [.$A$2];[.B45] * (1/[.$B$2]);IF([.$D45]=[.$A$4];[.B45] * (1/[.$B$3]);IF([.$D45]=[.$A$5];[.B45] * (1/[.$B$5]);IF([.$D45] = [.$A$6];[.B45] * (1/[.$B$6]); ???))))" office:value-type="float" office:value="250">
            <text:p>250</text:p>
          </table:table-cell>
          <table:table-cell table:formula="of:=IF([.$D45] = [.$A$2];[.C45] * (1/[.$B$2]);IF([.$D45]=[.$A$4];[.C45] * (1/[.$B$3]);IF([.$D45]=[.$A$5];[.C45] * (1/[.$B$5]);IF([.$D45] = [.$A$6];[.C45] * (1/[.$B$6]); ???))))" office:value-type="float" office:value="775">
            <text:p>775</text:p>
          </table:table-cell>
          <table:table-cell table:formula="of:=[.E45]+[.F45]" office:value-type="float" office:value="1025">
            <text:p>1025</text:p>
          </table:table-cell>
        </table:table-row>
        <table:table-row table:style-name="ro2">
          <table:table-cell office:value-type="string">
            <text:p>Astaroth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string">
            <text:p>Shivan Fighter Armor</text:p>
          </table:table-cell>
          <table:table-cell table:formula="of:=IF([.$D46] = [.$A$2];[.B46] * (1/[.$B$2]);IF([.$D46]=[.$A$4];[.B46] * (1/[.$B$3]);IF([.$D46]=[.$A$5];[.B46] * (1/[.$B$5]);IF([.$D46] = [.$A$6];[.B46] * (1/[.$B$6]); ???))))" office:value-type="float" office:value="125">
            <text:p>125</text:p>
          </table:table-cell>
          <table:table-cell table:formula="of:=IF([.$D46] = [.$A$2];[.C46] * (1/[.$B$2]);IF([.$D46]=[.$A$4];[.C46] * (1/[.$B$3]);IF([.$D46]=[.$A$5];[.C46] * (1/[.$B$5]);IF([.$D46] = [.$A$6];[.C46] * (1/[.$B$6]); ???))))" office:value-type="float" office:value="562.5">
            <text:p>562,5</text:p>
          </table:table-cell>
          <table:table-cell table:formula="of:=[.E46]+[.F46]" office:value-type="float" office:value="687.5">
            <text:p>687,5</text:p>
          </table:table-cell>
        </table:table-row>
        <table:table-row table:style-name="ro2">
          <table:table-cell table:style-name="Default" office:value-type="string">
            <text:p>Mara#</text:p>
          </table:table-cell>
          <table:table-cell office:value-type="float" office:value="400">
            <text:p>400</text:p>
          </table:table-cell>
          <table:table-cell office:value-type="float" office:value="1240">
            <text:p>1240</text:p>
          </table:table-cell>
          <table:table-cell office:value-type="string">
            <text:p>Shivan Elite Armor</text:p>
          </table:table-cell>
          <table:table-cell table:formula="of:=IF([.$D47] = [.$A$2];[.B47] * (1/[.$B$2]);IF([.$D47]=[.$A$4];[.B47] * (1/[.$B$3]);IF([.$D47]=[.$A$5];[.B47] * (1/[.$B$5]);IF([.$D47] = [.$A$6];[.B47] * (1/[.$B$6]); ???))))" office:value-type="float" office:value="1000">
            <text:p>1000</text:p>
          </table:table-cell>
          <table:table-cell table:formula="of:=IF([.$D47] = [.$A$2];[.C47] * (1/[.$B$2]);IF([.$D47]=[.$A$4];[.C47] * (1/[.$B$3]);IF([.$D47]=[.$A$5];[.C47] * (1/[.$B$5]);IF([.$D47] = [.$A$6];[.C47] * (1/[.$B$6]); ???))))" office:value-type="float" office:value="3100">
            <text:p>3100</text:p>
          </table:table-cell>
          <table:table-cell table:formula="of:=[.E47]+[.F47]" office:value-type="float" office:value="4100">
            <text:p>41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>
            <text:p>Nephilim</text:p>
          </table:table-cell>
          <table:table-cell office:value-type="float" office:value="500">
            <text:p>500</text:p>
          </table:table-cell>
          <table:table-cell office:value-type="float" office:value="1600">
            <text:p>1600</text:p>
          </table:table-cell>
          <table:table-cell office:value-type="string">
            <text:p>Shivan Bomber Armor</text:p>
          </table:table-cell>
          <table:table-cell table:formula="of:=IF([.$D49] = [.$A$2];[.B49] * (1/[.$B$2]);IF([.$D49]=[.$A$4];[.B49] * (1/[.$B$3]);IF([.$D49]=[.$A$5];[.B49] * (1/[.$B$5]);IF([.$D49] = [.$A$6];[.B49] * (1/[.$B$6]); ???))))" office:value-type="float" office:value="714.285714285714">
            <text:p>714,29</text:p>
          </table:table-cell>
          <table:table-cell table:formula="of:=IF([.$D49] = [.$A$2];[.C49] * (1/[.$B$2]);IF([.$D49]=[.$A$4];[.C49] * (1/[.$B$3]);IF([.$D49]=[.$A$5];[.C49] * (1/[.$B$5]);IF([.$D49] = [.$A$6];[.C49] * (1/[.$B$6]); ???))))" office:value-type="float" office:value="2285.71428571429">
            <text:p>2285,71</text:p>
          </table:table-cell>
          <table:table-cell table:formula="of:=[.E49]+[.F49]" office:value-type="float" office:value="3000">
            <text:p>3000</text:p>
          </table:table-cell>
        </table:table-row>
        <table:table-row table:style-name="ro2">
          <table:table-cell office:value-type="string">
            <text:p>Taurvi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string">
            <text:p>Shivan Bomber Armor</text:p>
          </table:table-cell>
          <table:table-cell table:formula="of:=IF([.$D50] = [.$A$2];[.B50] * (1/[.$B$2]);IF([.$D50]=[.$A$4];[.B50] * (1/[.$B$3]);IF([.$D50]=[.$A$5];[.B50] * (1/[.$B$5]);IF([.$D50] = [.$A$6];[.B50] * (1/[.$B$6]); ???))))" office:value-type="float" office:value="857.142857142857">
            <text:p>857,14</text:p>
          </table:table-cell>
          <table:table-cell table:formula="of:=IF([.$D50] = [.$A$2];[.C50] * (1/[.$B$2]);IF([.$D50]=[.$A$4];[.C50] * (1/[.$B$3]);IF([.$D50]=[.$A$5];[.C50] * (1/[.$B$5]);IF([.$D50] = [.$A$6];[.C50] * (1/[.$B$6]); ???))))" office:value-type="float" office:value="1428.57142857143">
            <text:p>1428,57</text:p>
          </table:table-cell>
          <table:table-cell table:formula="of:=[.E50]+[.F50]" office:value-type="float" office:value="2285.71428571429">
            <text:p>2285,71</text:p>
          </table:table-cell>
        </table:table-row>
        <table:table-row table:style-name="ro2">
          <table:table-cell office:value-type="string">
            <text:p>Nahema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string">
            <text:p>Shivan Bomber Armor</text:p>
          </table:table-cell>
          <table:table-cell table:formula="of:=IF([.$D51] = [.$A$2];[.B51] * (1/[.$B$2]);IF([.$D51]=[.$A$4];[.B51] * (1/[.$B$3]);IF([.$D51]=[.$A$5];[.B51] * (1/[.$B$5]);IF([.$D51] = [.$A$6];[.B51] * (1/[.$B$6]); ???))))" office:value-type="float" office:value="428.571428571429">
            <text:p>428,57</text:p>
          </table:table-cell>
          <table:table-cell table:formula="of:=IF([.$D51] = [.$A$2];[.C51] * (1/[.$B$2]);IF([.$D51]=[.$A$4];[.C51] * (1/[.$B$3]);IF([.$D51]=[.$A$5];[.C51] * (1/[.$B$5]);IF([.$D51] = [.$A$6];[.C51] * (1/[.$B$6]); ???))))" office:value-type="float" office:value="1285.71428571429">
            <text:p>1285,71</text:p>
          </table:table-cell>
          <table:table-cell table:formula="of:=[.E51]+[.F51]" office:value-type="float" office:value="1714.28571428571">
            <text:p>1714,29</text:p>
          </table:table-cell>
        </table:table-row>
        <table:table-row table:style-name="ro2">
          <table:table-cell office:value-type="string">
            <text:p>Seraphim</text:p>
          </table:table-cell>
          <table:table-cell office:value-type="float" office:value="500">
            <text:p>500</text:p>
          </table:table-cell>
          <table:table-cell office:value-type="float" office:value="1600">
            <text:p>1600</text:p>
          </table:table-cell>
          <table:table-cell office:value-type="string">
            <text:p>Shivan Bomber Armor</text:p>
          </table:table-cell>
          <table:table-cell table:formula="of:=IF([.$D52] = [.$A$2];[.B52] * (1/[.$B$2]);IF([.$D52]=[.$A$4];[.B52] * (1/[.$B$3]);IF([.$D52]=[.$A$5];[.B52] * (1/[.$B$5]);IF([.$D52] = [.$A$6];[.B52] * (1/[.$B$6]); ???))))" office:value-type="float" office:value="714.285714285714">
            <text:p>714,29</text:p>
          </table:table-cell>
          <table:table-cell table:formula="of:=IF([.$D52] = [.$A$2];[.C52] * (1/[.$B$2]);IF([.$D52]=[.$A$4];[.C52] * (1/[.$B$3]);IF([.$D52]=[.$A$5];[.C52] * (1/[.$B$5]);IF([.$D52] = [.$A$6];[.C52] * (1/[.$B$6]); ???))))" office:value-type="float" office:value="2285.71428571429">
            <text:p>2285,71</text:p>
          </table:table-cell>
          <table:table-cell table:formula="of:=[.E52]+[.F52]" office:value-type="float" office:value="3000">
            <text:p>3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9/01/2014</text:date>, <text:time>22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3S</meta:editing-duration>
    <meta:editing-cycles>24</meta:editing-cycles>
    <meta:generator>LibreOffice/3.4$Win32 LibreOffice_project/340m1$Build-302</meta:generator>
    <dc:date>2014-01-29T22:31:10.42</dc:date>
    <meta:document-statistic meta:table-count="3" meta:cell-count="297" meta:object-count="0"/>
    <meta:user-defined meta:name="Info 1"/>
    <meta:user-defined meta:name="Info 2"/>
    <meta:user-defined meta:name="Info 3"/>
    <meta:user-defined meta:name="Info 4"/>
  </office:meta>
</office:document-meta>
</file>